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08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931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9.0248in" svg:height="5.8909in" svg:x="5.7992in" svg:y="0.2094in">
            <draw:object draw:notify-on-update-of-ranges="Sheet1.C3:Sheet1.C13 Sheet1.B3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width and height</text:p>
          </table:table-cell>
          <table:table-cell office:value-type="string">
            <text:p>area</text:p>
          </table:table-cell>
          <table:table-cell table:style-name="Default" office:value-type="string">
            <text:p>Average free energy per unit volume of a cell</text:p>
          </table:table-cell>
          <table:table-cell office:value-type="string">
            <text:p>Timing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]^2" office:value-type="float" office:value="900">
            <text:p>900</text:p>
          </table:table-cell>
          <table:table-cell office:value-type="float" office:value="0.02700758595">
            <text:p>2.70E-0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A4]^2" office:value-type="float" office:value="2025">
            <text:p>2025</text:p>
          </table:table-cell>
          <table:table-cell table:style-name="Default" office:value-type="float" office:value="0.01575028551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A5]^2" office:value-type="float" office:value="3600">
            <text:p>3600</text:p>
          </table:table-cell>
          <table:table-cell office:value-type="float" office:value="0.009862495841">
            <text:p>9.86E-00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A6]^2" office:value-type="float" office:value="5625">
            <text:p>5625</text:p>
          </table:table-cell>
          <table:table-cell office:value-type="float" office:value="0.007220288752">
            <text:p>7.22E-0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A7]^2" office:value-type="float" office:value="8100">
            <text:p>8100</text:p>
          </table:table-cell>
          <table:table-cell office:value-type="float" office:value="0.005217926572">
            <text:p>5.22E-00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A8]^2" office:value-type="float" office:value="11025">
            <text:p>11025</text:p>
          </table:table-cell>
          <table:table-cell office:value-type="float" office:value="0.004178624719">
            <text:p>4.18E-00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A9]^2" office:value-type="float" office:value="14400">
            <text:p>14400</text:p>
          </table:table-cell>
          <table:table-cell office:value-type="float" office:value="0.003251576636">
            <text:p>3.25E-003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A10]^2" office:value-type="float" office:value="18225">
            <text:p>18225</text:p>
          </table:table-cell>
          <table:table-cell office:value-type="float" office:value="0.002751034805">
            <text:p>2.75E-00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A11]^2" office:value-type="float" office:value="22500">
            <text:p>22500</text:p>
          </table:table-cell>
          <table:table-cell office:value-type="float" office:value="0.002250460591">
            <text:p>2.25E-00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A12]^2" office:value-type="float" office:value="27225">
            <text:p>27225</text:p>
          </table:table-cell>
          <table:table-cell office:value-type="float" office:value="0.001962435152">
            <text:p>1.96E-00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A13]^2" office:value-type="float" office:value="32400">
            <text:p>32400</text:p>
          </table:table-cell>
          <table:table-cell office:value-type="float" office:value="0.001648960589">
            <text:p>1.65E-00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18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3T13:51:07</meta:creation-date>
    <dc:date>2011-03-23T18:41:53</dc:date>
    <meta:editing-duration>PT02H26M07S</meta:editing-duration>
    <meta:editing-cycles>12</meta:editing-cycles>
    <meta:generator>OpenOffice.org/3.1$Unix OpenOffice.org_project/310m19$Build-9420</meta:generator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1cm" chart:symbol-height="0.1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924cm" svg:height="14.964cm" chart:class="chart:scatter" chart:style-name="ch1">
        <chart:legend chart:legend-position="end" svg:x="20.467cm" svg:y="7.2cm" chart:style-name="ch2"/>
        <chart:plot-area chart:style-name="ch3" table:cell-range-address="Sheet1.B3:Sheet1.C13" svg:x="0.458cm" svg:y="0.299cm" svg:width="19.552cm" svg:height="14.0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3" chart:class="chart:scatter">
            <chart:domain table:cell-range-address="Sheet1.B3:Sheet1.B1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Sheet1.B3:Sheet1.B13">900</text:p>
              </table:table-cell>
              <table:table-cell office:value-type="float" office:value="0.02700758595">
                <text:p text:id="Sheet1.C3:Sheet1.C13">0.027007585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5">
                <text:p>2025</text:p>
              </table:table-cell>
              <table:table-cell office:value-type="float" office:value="0.01575028551">
                <text:p>0.01575028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0.009862495841">
                <text:p>0.009862495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5">
                <text:p>5625</text:p>
              </table:table-cell>
              <table:table-cell office:value-type="float" office:value="0.007220288752">
                <text:p>0.007220288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0">
                <text:p>8100</text:p>
              </table:table-cell>
              <table:table-cell office:value-type="float" office:value="0.005217926572">
                <text:p>0.00521792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25">
                <text:p>11025</text:p>
              </table:table-cell>
              <table:table-cell office:value-type="float" office:value="0.004178624719">
                <text:p>0.004178624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0">
                <text:p>14400</text:p>
              </table:table-cell>
              <table:table-cell office:value-type="float" office:value="0.003251576636">
                <text:p>0.00325157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25">
                <text:p>18225</text:p>
              </table:table-cell>
              <table:table-cell office:value-type="float" office:value="0.002751034805">
                <text:p>0.002751034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002250460591">
                <text:p>0.002250460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25">
                <text:p>27225</text:p>
              </table:table-cell>
              <table:table-cell office:value-type="float" office:value="0.001962435152">
                <text:p>0.00196243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00">
                <text:p>32400</text:p>
              </table:table-cell>
              <table:table-cell office:value-type="float" office:value="0.001648960589">
                <text:p>0.001648960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